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 fo:color="#000000" fo:background-color="#000000"/>
    </style:style>
    <style:style style:name="P3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fo:color="#000000" fo:background-color="transparent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. Meeting with Bernd (zoom)</text:p>
      <text:p text:style-name="P1">2. Meeting with Claus-Peter and perhaps concerning team member (zoom)</text:p>
      <text:p text:style-name="P1">3. Presentation to all team members (discord)</text:p>
      <text:p text:style-name="P1">4. Grant access to</text:p>
      <text:p text:style-name="P1"><text:s text:c="2"/>- Nextcloud server</text:p>
      <text:p text:style-name="P1"><text:s text:c="2"/>- Add to github repository (create github account if not available)</text:p>
      <text:p text:style-name="P1">5. Start working <text:s/></text:p>
      <text:p text:style-name="P1"><text:s/>- install docker desktop</text:p>
      <text:p text:style-name="P1"><text:s/>- install git: https://git-scm.com/book/de/v2/Erste-Schritte-Git-installieren</text:p>
      <text:p text:style-name="P1"><text:s/>- add new ssh key: https://docs.github.com/en/authentication/connecting-to-github-with-ssh/adding-a-new-ssh-key-to-your-github-account</text:p>
      <text:p text:style-name="P2"><text:span text:style-name="T1"><text:s/>- download gradido repository: </text:span><text:span text:style-name="T2">git clone git@github.com:gradido/gradido.git --recursive</text:span></text:p>
      <text:p text:style-name="P3"><text:s/>- install visual studio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